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6" style:family="table">
      <style:table-properties style:width="17.006cm" fo:margin-left="0.034cm" table:align="left" style:writing-mode="lr-tb"/>
    </style:style>
    <style:style style:name="Tableau6.A" style:family="table-column">
      <style:table-column-properties style:column-width="2.568cm"/>
    </style:style>
    <style:style style:name="Tableau6.B" style:family="table-column">
      <style:table-column-properties style:column-width="2.339cm"/>
    </style:style>
    <style:style style:name="Tableau6.C" style:family="table-column">
      <style:table-column-properties style:column-width="2.983cm"/>
    </style:style>
    <style:style style:name="Tableau6.D" style:family="table-column">
      <style:table-column-properties style:column-width="2.76cm"/>
    </style:style>
    <style:style style:name="Tableau6.E" style:family="table-column">
      <style:table-column-properties style:column-width="6.35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6.E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iche_20_Paragraphe_20_1">
      <style:paragraph-properties fo:text-align="justify" style:justify-single-word="false" style:snap-to-layout-grid="false"/>
      <style:text-properties fo:font-size="11pt" fo:font-weight="bold" officeooo:rsid="00039297" officeooo:paragraph-rsid="005cc33b" style:font-size-asian="11pt" style:font-weight-asian="bold" style:font-size-complex="11pt" style:font-weight-complex="bold"/>
    </style:style>
    <style:style style:name="P2" style:family="paragraph" style:parent-style-name="Fiche_20_Paragraphe_20_1">
      <style:paragraph-properties style:snap-to-layout-grid="false"/>
      <style:text-properties fo:font-size="11pt" fo:font-weight="bold" officeooo:rsid="00039297" officeooo:paragraph-rsid="005cc33b" style:font-size-asian="11pt" style:font-weight-asian="bold" style:font-size-complex="11pt" style:font-weight-complex="bold"/>
    </style:style>
    <style:style style:name="P3" style:family="paragraph" style:parent-style-name="Fiche_20_Paragraphe_20_1">
      <style:paragraph-properties style:snap-to-layout-grid="false"/>
      <style:text-properties fo:font-size="11pt" fo:font-weight="bold" officeooo:paragraph-rsid="005cc33b" style:font-size-asian="11pt" style:font-weight-asian="bold" style:font-size-complex="11pt" style:font-weight-complex="bold"/>
    </style:style>
    <style:style style:name="P4" style:family="paragraph" style:parent-style-name="Fiche_20_Paragraphe_20_1">
      <style:paragraph-properties style:snap-to-layout-grid="false"/>
      <style:text-properties fo:font-size="11pt" officeooo:rsid="002b757d" officeooo:paragraph-rsid="005cc33b" style:font-size-asian="11pt" style:font-size-complex="11pt"/>
    </style:style>
    <style:style style:name="P5" style:family="paragraph" style:parent-style-name="Fiche_20_Paragraphe_20_1">
      <style:paragraph-properties style:snap-to-layout-grid="false"/>
      <style:text-properties fo:font-size="11pt" officeooo:rsid="0021632f" officeooo:paragraph-rsid="005cc33b" style:font-size-asian="11pt" style:font-size-complex="11pt"/>
    </style:style>
    <style:style style:name="P6" style:family="paragraph" style:parent-style-name="Fiche_20_Paragraphe_20_1">
      <style:paragraph-properties style:snap-to-layout-grid="false"/>
      <style:text-properties fo:font-size="11pt" officeooo:rsid="0063c77a" officeooo:paragraph-rsid="0063c77a" style:font-size-asian="11pt" style:font-size-complex="11pt"/>
    </style:style>
    <style:style style:name="P7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5cc33b" officeooo:paragraph-rsid="005cc33b" style:font-size-asian="11pt" style:font-size-complex="11pt"/>
    </style:style>
    <style:style style:name="P8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63c77a" officeooo:paragraph-rsid="0063c77a" style:font-size-asian="11pt" style:font-size-complex="11pt"/>
    </style:style>
    <style:style style:name="P9" style:family="paragraph" style:parent-style-name="Fiche_20_Paragraphe_20_1">
      <style:paragraph-properties style:snap-to-layout-grid="false"/>
      <style:text-properties fo:font-size="11pt" officeooo:rsid="0063c77a" officeooo:paragraph-rsid="0063c77a" style:font-size-asian="11pt" style:font-size-complex="11pt"/>
    </style:style>
    <style:style style:name="P10" style:family="paragraph" style:parent-style-name="Fiche_20_Paragraphe_20_1">
      <style:paragraph-properties style:snap-to-layout-grid="false"/>
      <style:text-properties fo:font-size="11pt" officeooo:rsid="0063c77a" officeooo:paragraph-rsid="001b6285" style:font-size-asian="11pt" style:font-size-complex="11pt"/>
    </style:style>
    <style:style style:name="P11" style:family="paragraph" style:parent-style-name="Fiche_20_Paragraphe_20_1">
      <style:paragraph-properties style:snap-to-layout-grid="false"/>
      <style:text-properties fo:font-size="11pt" officeooo:rsid="001a0465" officeooo:paragraph-rsid="001a0465" style:font-size-asian="11pt" style:font-size-complex="11pt"/>
    </style:style>
    <style:style style:name="P12" style:family="paragraph" style:parent-style-name="Fiche_20_Paragraphe_20_1">
      <style:paragraph-properties style:snap-to-layout-grid="false"/>
      <style:text-properties fo:font-size="11pt" officeooo:rsid="001b6285" officeooo:paragraph-rsid="001b6285" style:font-size-asian="11pt" style:font-size-complex="11pt"/>
    </style:style>
    <style:style style:name="P13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63c77a" officeooo:paragraph-rsid="0063c77a" style:font-size-asian="11pt" style:font-size-complex="11pt"/>
    </style:style>
    <style:style style:name="P14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63c77a" officeooo:paragraph-rsid="001a0465" style:font-size-asian="11pt" style:font-size-complex="11pt"/>
    </style:style>
    <style:style style:name="P15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2a13b6" officeooo:paragraph-rsid="001a0465" style:font-size-asian="11pt" style:font-size-complex="11pt"/>
    </style:style>
    <style:style style:name="P16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officeooo:rsid="001a0465" officeooo:paragraph-rsid="001a0465" style:font-size-asian="11pt" style:font-size-complex="11pt"/>
    </style:style>
    <style:style style:name="P17" style:family="paragraph" style:parent-style-name="Fiche_20_Paragraphe_20_1">
      <style:paragraph-properties fo:margin-left="0cm" fo:margin-right="0cm" fo:text-align="justify" style:justify-single-word="false" fo:text-indent="0cm" style:auto-text-indent="false" style:snap-to-layout-grid="false"/>
      <style:text-properties fo:font-size="11pt" fo:font-weight="bold" officeooo:paragraph-rsid="005cc33b" style:font-size-asian="11pt" style:font-weight-asian="bold" style:font-size-complex="11pt" style:font-weight-complex="bold"/>
    </style:style>
    <style:style style:name="P18" style:family="paragraph" style:parent-style-name="Fiche_20_Paragraphe_20_1">
      <style:paragraph-properties fo:margin-left="0cm" fo:margin-right="0cm" fo:text-indent="0cm" style:auto-text-indent="false" style:snap-to-layout-grid="false"/>
      <style:text-properties fo:font-size="11pt" fo:font-weight="bold" officeooo:paragraph-rsid="005cc33b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0465" officeooo:paragraph-rsid="001a0465" style:font-size-asian="14pt" style:font-weight-asian="bold" style:font-size-complex="14pt" style:font-weight-complex="bold"/>
    </style:style>
    <style:style style:name="T1" style:family="text">
      <style:text-properties officeooo:rsid="00039297"/>
    </style:style>
    <style:style style:name="T2" style:family="text">
      <style:text-properties officeooo:rsid="0036d8fe"/>
    </style:style>
    <style:style style:name="T3" style:family="text">
      <style:text-properties officeooo:rsid="005debdc"/>
    </style:style>
    <style:style style:name="T4" style:family="text">
      <style:text-properties officeooo:rsid="001a0465"/>
    </style:style>
    <style:style style:name="T5" style:family="text">
      <style:text-properties officeooo:rsid="001b6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iste trigger FastEval BDD</text:p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office:value-type="string">
            <text:p text:style-name="P1">Nom du</text:p>
            <text:p text:style-name="P1"><text:s/>trigger</text:p>
          </table:table-cell>
          <table:table-cell table:style-name="Tableau6.A1" office:value-type="string">
            <text:p text:style-name="P17">Evenements</text:p>
            <text:p text:style-name="P18">Quand ?</text:p>
          </table:table-cell>
          <table:table-cell table:style-name="Tableau6.A1" office:value-type="string">
            <text:p text:style-name="P18">Evenements</text:p>
            <text:p text:style-name="P18">Quelle opération ?</text:p>
          </table:table-cell>
          <table:table-cell table:style-name="Tableau6.A1" office:value-type="string">
            <text:p text:style-name="P3">Tables</text:p>
            <text:p text:style-name="P2"/>
          </table:table-cell>
          <table:table-cell table:style-name="Tableau6.E1" office:value-type="string">
            <text:p text:style-name="P3">Traitements <text:span text:style-name="T1">automatisés</text:span></text:p>
            <text:p text:style-name="P3">Que faire ?</text:p>
          </table:table-cell>
        </table:table-row>
        <table:table-row table:style-name="Tableau6.1">
          <table:table-cell table:style-name="Tableau6.A1" office:value-type="string">
            <text:p text:style-name="P7">delete_etudiant_anonyme</text:p>
          </table:table-cell>
          <table:table-cell table:style-name="Tableau6.A1" office:value-type="string">
            <text:p text:style-name="P4">A<text:span text:style-name="T4">près</text:span></text:p>
          </table:table-cell>
          <table:table-cell table:style-name="Tableau6.A1" office:value-type="string">
            <text:p text:style-name="P16">Suppression (delete)</text:p>
          </table:table-cell>
          <table:table-cell table:style-name="Tableau6.A1" office:value-type="string">
            <text:p text:style-name="P7">etudiant_anonyme</text:p>
          </table:table-cell>
          <table:table-cell table:style-name="Tableau6.E1" office:value-type="string">
            <text:p text:style-name="P12">Supprime l’etudiant lors de la suppresion de l’etudiant anonyme.</text:p>
            <text:p text:style-name="P5"/>
          </table:table-cell>
        </table:table-row>
        <table:table-row table:style-name="Tableau6.1">
          <table:table-cell table:style-name="Tableau6.A3" office:value-type="string">
            <text:p text:style-name="P8">delete_etudiant_nominatif</text:p>
          </table:table-cell>
          <table:table-cell table:style-name="Tableau6.A3" office:value-type="string">
            <text:p text:style-name="P6">A<text:span text:style-name="T4">près</text:span></text:p>
          </table:table-cell>
          <table:table-cell table:style-name="Tableau6.A3" office:value-type="string">
            <text:p text:style-name="P16">Suppression (delete)</text:p>
          </table:table-cell>
          <table:table-cell table:style-name="Tableau6.A3" office:value-type="string">
            <text:p text:style-name="P8">etudiant_<text:span text:style-name="T4">nominatif</text:span></text:p>
          </table:table-cell>
          <table:table-cell table:style-name="Tableau6.E3" office:value-type="string">
            <text:p text:style-name="P12">Supprime l’etudiant lors de la suppresion de l’etudiant nominatif.</text:p>
            <text:p text:style-name="P12"/>
          </table:table-cell>
        </table:table-row>
        <table:table-row table:style-name="Tableau6.1">
          <table:table-cell table:style-name="Tableau6.A3" office:value-type="string">
            <text:p text:style-name="P8">Insert_etudiant_anonyme</text:p>
          </table:table-cell>
          <table:table-cell table:style-name="Tableau6.A3" office:value-type="string">
            <text:p text:style-name="P11">Avant</text:p>
          </table:table-cell>
          <table:table-cell table:style-name="Tableau6.A3" office:value-type="string">
            <text:p text:style-name="P15">Insertion <text:span text:style-name="T2">(insert)</text:span></text:p>
          </table:table-cell>
          <table:table-cell table:style-name="Tableau6.A3" office:value-type="string">
            <text:p text:style-name="P8">etudiant_anonyme</text:p>
          </table:table-cell>
          <table:table-cell table:style-name="Tableau6.E3" office:value-type="string">
            <text:p text:style-name="P6">on empêche l’insertion d’un <text:span text:style-name="T5">etudiant anonyme</text:span> lorsque l’<text:span text:style-name="T5">etudiant</text:span> correspondant <text:span text:style-name="T5">existe déjà.</text:span></text:p>
            <text:p text:style-name="P6"/>
          </table:table-cell>
        </table:table-row>
        <table:table-row table:style-name="Tableau6.1">
          <table:table-cell table:style-name="Tableau6.A3" office:value-type="string">
            <text:p text:style-name="P8">Insert_etudiant_nominatif</text:p>
          </table:table-cell>
          <table:table-cell table:style-name="Tableau6.A3" office:value-type="string">
            <text:p text:style-name="P11">Avant</text:p>
          </table:table-cell>
          <table:table-cell table:style-name="Tableau6.A3" office:value-type="string">
            <text:p text:style-name="P15">Insertion <text:span text:style-name="T2">(insert)</text:span></text:p>
          </table:table-cell>
          <table:table-cell table:style-name="Tableau6.A3" office:value-type="string">
            <text:p text:style-name="P14">etudiant_<text:span text:style-name="T4">nominatif</text:span></text:p>
          </table:table-cell>
          <table:table-cell table:style-name="Tableau6.E3" office:value-type="string">
            <text:p text:style-name="P10">on empêche l’insertion d’un <text:span text:style-name="T5">etudiant nominatif</text:span> lorsque l’<text:span text:style-name="T5">etudiant</text:span> correspondant <text:span text:style-name="T5">existe déjà.</text:span></text:p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3cm" fo:margin-right="3cm" fo:text-indent="0cm" style:auto-text-indent="false" fo:keep-with-next="always"/>
      <style:text-properties fo:font-size="16pt" style:font-size-asian="16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weight="bold" style:font-weight-asian="bold" style:font-size-complex="13pt" style:font-weight-complex="bold"/>
    </style:style>
    <style:style style:name="Fiche_20_Paragraphe_20_4" style:display-name="Fiche Paragraphe 4" style:family="paragraph" style:parent-style-name="Fiche_20_Paragraphe_20_3">
      <style:paragraph-properties fo:margin-left="1.905cm" fo:margin-right="0cm" fo:text-indent="0.63cm" style:auto-text-indent="false"/>
    </style:style>
    <style:style style:name="Fiche_20_Titre_20_4" style:display-name="Fiche Titre 4" style:family="paragraph" style:parent-style-name="Fiche_20_Titre_20_1" style:next-style-name="Fiche_20_Paragraphe_20_4" style:default-outline-level="4" style:list-style-name="">
      <style:text-properties fo:font-size="12pt" fo:font-style="italic" fo:font-weight="normal" style:font-size-asian="12pt" style:font-style-asian="italic" style:font-weight-asian="normal"/>
    </style:style>
    <style:style style:name="Fiche_20_Paragraphe_20_3" style:display-name="Fiche Paragraphe 3" style:family="paragraph" style:parent-style-name="Fiche_20_Paragraphe_20_1">
      <style:paragraph-properties fo:margin-left="1.249cm" fo:margin-right="0cm" fo:text-indent="0.63cm" style:auto-text-indent="false"/>
    </style:style>
    <style:style style:name="Fiche_20_Titre_20_3" style:display-name="Fiche Titre 3" style:family="paragraph" style:parent-style-name="Fiche_20_Titre_20_2" style:next-style-name="Fiche_20_Paragraphe_20_3" style:default-outline-level="3" style:list-style-name="">
      <style:text-properties fo:font-size="12pt" fo:font-weight="normal" style:font-size-asian="12pt" style:font-weight-asian="normal"/>
    </style:style>
    <style:style style:name="Fiche_20_Paragraphe_20_2" style:display-name="Fiche Paragraphe 2" style:family="paragraph" style:parent-style-name="Fiche_20_Paragraphe_20_1">
      <style:paragraph-properties fo:margin-left="0.635cm" fo:margin-right="0cm" fo:text-indent="0.63cm" style:auto-text-indent="false"/>
    </style:style>
    <style:style style:name="Fiche_20_Titre_20_2" style:display-name="Fiche Titre 2" style:family="paragraph" style:parent-style-name="Fiche_20_Titre_20_1" style:next-style-name="Fiche_20_Paragraphe_20_2" style:default-outline-level="2" style:list-style-name="">
      <style:text-properties fo:font-size="14pt" style:font-size-asian="14pt"/>
    </style:style>
    <style:style style:name="Fiche_20_Paragraphe_20_1" style:display-name="Fiche Paragraphe 1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Fiche_20_Titre_20_1" style:display-name="Fiche Titre 1" style:family="paragraph" style:parent-style-name="Heading_20_1" style:next-style-name="Fiche_20_Paragraphe_20_1" style:default-outline-level="1" style:list-style-name="">
      <style:paragraph-properties fo:margin-top="0.212cm" fo:margin-bottom="0.212cm" loext:contextual-spacing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cm" fo:margin-right="0cm" fo:text-align="justify" style:justify-single-word="false" fo:text-indent="1.251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ize="12pt" style:font-size-asian="12pt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fo:font-size="12pt" style:font-size-asian="12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text"/>
    <style:style style:name="WW8Num2z2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1z3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WW8Num1z2" style:family="tex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/>
    </style:style>
    <style:style style:name="WW8Num1z1" style:family="text">
      <style:text-properties fo:color="#000000"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/>
    </style:style>
    <style:style style:name="WW8Num1z0" style:family="text">
      <style:text-properties fo:color="#000000" style:font-name="Times New Roman" fo:font-family="'Times New Roman'" style:font-family-generic="roman" style:font-pitch="variable" fo:font-size="16pt" fo:font-style="normal" fo:font-weight="bold" style:font-size-asian="16pt" style:font-style-asian="normal" style:font-weight-asian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2.136cm" fo:text-indent="-0.499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2.136cm" fo:text-indent="-0.499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6:18:50.755000000</meta:creation-date>
    <dc:date>2020-02-08T16:34:42.598000000</dc:date>
    <meta:editing-duration>PT3M41S</meta:editing-duration>
    <meta:editing-cycles>1</meta:editing-cycles>
    <meta:document-statistic meta:table-count="1" meta:image-count="0" meta:object-count="0" meta:page-count="1" meta:paragraph-count="30" meta:word-count="80" meta:character-count="697" meta:non-whitespace-character-count="646"/>
    <meta:generator>LibreOffice/6.1.4.2$Windows_x86 LibreOffice_project/9d0f32d1f0b509096fd65e0d4bec26ddd1938fd3</meta:generator>
  </office:meta>
</office:document-meta>
</file>